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variant="normal" fo:text-transform="none" fo:color="#333333"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omas Lerchundi</text:p>
      <text:p text:style-name="P5">S3A</text:p>
      <text:p text:style-name="P1"/>
      <text:p text:style-name="P1">TD1</text:p>
      <text:p text:style-name="P2">Contexte : </text:p>
      <text:p text:style-name="Standard"><text:tab/></text:p>
      <text:p text:style-name="Standard"><text:tab/>Un utilisateur flash un QR code avec son téléphone. L'utilisateur souhaite se rendre sur le site internet. Ce dernier doit s'afficher différemment en fonction de ce que l'on souhaite. Par exemple, en le géolocalisant, on va pouvoir afficher des publicités plus ciblée. Ou alors, l'information du site peut aussi changer en fonction de la position de l'utilisateur.</text:p>
      <text:p text:style-name="Standard"/>
      <text:p text:style-name="P2">Objectif :</text:p>
      <text:p text:style-name="P2"/>
      <text:p text:style-name="Standard">Gérer une architecture qui nous permettrait d'afficher un site, en fonction de la position de l'utilisateur</text:p>
      <text:p text:style-name="Standard"/>
      <text:p text:style-name="P2">Enjeux :</text:p>
      <text:p text:style-name="P2"/>
      <text:p text:style-name="Standard"><text:s/>Les enjeux de mettre en place un Qr code sont nombreux :</text:p>
      <text:p text:style-name="P3"><text:span text:style-name="T1">Click to Call / Mail-to, envoi de SMS promotionnels, gérer le paiement via PayPal, créer des formulaires, proposer des jeux-concours…</text:span> </text:p>
      <text:p text:style-name="P3"/>
      <text:p text:style-name="P4">Compréhension du besoin :</text:p>
      <text:p text:style-name="P4"/>
      <text:p text:style-name="P3">L'utilisateur qui flashera le Qr code aura sans doute besoin d'une information. Par exemple, si quelqu'un flash un QR code à un arrêt de bus, il veux sans doute savoir l'heure du prochain bus, les destination desservies, avoir la possibilité de contacter TBC ou autre.</text:p>
      <text:p text:style-name="P3"/>
      <text:p text:style-name="P4">Hypothèse retenue :</text:p>
      <text:p text:style-name="P4"/>
      <text:p text:style-name="P3">Dans notre cas, il faut donner une information à l'utilisateur en fonction de sa position (géolocaliser) mais aussi en fonction de l'heure. Ceci nous permettra de cibler l'information à afficher sur notre site ( et aussi à faire une publicité ciblée par exemp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4T09:48:34.81</meta:creation-date>
    <dc:date>2013-11-24T10:11:08.42</dc:date>
    <meta:editing-duration>PT22M29S</meta:editing-duration>
    <meta:editing-cycles>11</meta:editing-cycles>
    <meta:generator>OpenOffice.org/3.4.1$Win32 OpenOffice.org_project/341m1$Build-9593</meta:generator>
    <meta:document-statistic meta:table-count="0" meta:image-count="0" meta:object-count="0" meta:page-count="1" meta:paragraph-count="15" meta:word-count="210" meta:character-count="1290"/>
  </office:meta>
</office:document-meta>
</file>